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25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SortComp" table:style-name="ta1">
        <table:shapes>
          <draw:frame draw:z-index="0" draw:style-name="gr1" draw:text-style-name="P1" svg:width="159.99mm" svg:height="89.99mm" svg:x="202.86mm" svg:y="1mm">
            <draw:object draw:notify-on-update-of-ranges="hSortComp.A1:hSortComp.A1 hSortComp.B1:hSortComp.L1 hSortComp.A2:hSortComp.A2 hSortComp.B2:hSortComp.L2 hSortComp.A3:hSortComp.A3 hSortComp.B3:hSortComp.L3 hSortComp.A4:hSortComp.A4 hSortComp.B4:hSortComp.L4 hSortComp.A5:hSortComp.A5 hSortComp.B5:hSortComp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N*lgN</text:p>
          </table:table-cell>
          <table:table-cell office:value-type="float" office:value="664.385618977473" calcext:value-type="float">
            <text:p>664.385618977473</text:p>
          </table:table-cell>
          <table:table-cell office:value-type="float" office:value="1528.77123795494" calcext:value-type="float">
            <text:p>1528.77123795494</text:p>
          </table:table-cell>
          <table:table-cell office:value-type="float" office:value="4482.89214233104" calcext:value-type="float">
            <text:p>4482.89214233104</text:p>
          </table:table-cell>
          <table:table-cell office:value-type="float" office:value="9965.78428466209" calcext:value-type="float">
            <text:p>9965.78428466209</text:p>
          </table:table-cell>
          <table:table-cell office:value-type="float" office:value="21931.5685693242" calcext:value-type="float">
            <text:p>21931.5685693242</text:p>
          </table:table-cell>
          <table:table-cell office:value-type="float" office:value="61438.5618977473" calcext:value-type="float">
            <text:p>61438.5618977473</text:p>
          </table:table-cell>
          <table:table-cell office:value-type="float" office:value="132877.123795495" calcext:value-type="float">
            <text:p>132877.123795495</text:p>
          </table:table-cell>
          <table:table-cell office:value-type="float" office:value="285754.247590989" calcext:value-type="float">
            <text:p>285754.247590989</text:p>
          </table:table-cell>
          <table:table-cell office:value-type="float" office:value="780482.023721841" calcext:value-type="float">
            <text:p>780482.023721841</text:p>
          </table:table-cell>
          <table:table-cell office:value-type="float" office:value="1660964.04744368" calcext:value-type="float">
            <text:p>1660964.04744368</text:p>
          </table:table-cell>
          <table:table-cell office:value-type="float" office:value="3521928.09488736" calcext:value-type="float">
            <text:p>3521928.09488736</text:p>
          </table:table-cell>
        </table:table-row>
        <table:table-row table:style-name="ro1">
          <table:table-cell office:value-type="string" calcext:value-type="string">
            <text:p>Randomly-Ordered Data Comparisons</text:p>
          </table:table-cell>
          <table:table-cell office:value-type="float" office:value="1023" calcext:value-type="float">
            <text:p>1023</text:p>
          </table:table-cell>
          <table:table-cell office:value-type="float" office:value="2429" calcext:value-type="float">
            <text:p>2429</text:p>
          </table:table-cell>
          <table:table-cell office:value-type="float" office:value="7377" calcext:value-type="float">
            <text:p>7377</text:p>
          </table:table-cell>
          <table:table-cell office:value-type="float" office:value="16871" calcext:value-type="float">
            <text:p>16871</text:p>
          </table:table-cell>
          <table:table-cell office:value-type="float" office:value="37666" calcext:value-type="float">
            <text:p>37666</text:p>
          </table:table-cell>
          <table:table-cell office:value-type="float" office:value="107619" calcext:value-type="float">
            <text:p>107619</text:p>
          </table:table-cell>
          <table:table-cell office:value-type="float" office:value="235309" calcext:value-type="float">
            <text:p>235309</text:p>
          </table:table-cell>
          <table:table-cell office:value-type="float" office:value="510879" calcext:value-type="float">
            <text:p>510879</text:p>
          </table:table-cell>
          <table:table-cell office:value-type="float" office:value="1410289" calcext:value-type="float">
            <text:p>1410289</text:p>
          </table:table-cell>
          <table:table-cell office:value-type="float" office:value="3019932" calcext:value-type="float">
            <text:p>3019932</text:p>
          </table:table-cell>
          <table:table-cell office:value-type="float" office:value="6439042" calcext:value-type="float">
            <text:p>6439042</text:p>
          </table:table-cell>
        </table:table-row>
        <table:table-row table:style-name="ro1">
          <table:table-cell office:value-type="string" calcext:value-type="string">
            <text:p>Increasing-Ordered Data Comparisons</text:p>
          </table:table-cell>
          <table:table-cell office:value-type="float" office:value="1081" calcext:value-type="float">
            <text:p>1081</text:p>
          </table:table-cell>
          <table:table-cell office:value-type="float" office:value="2582" calcext:value-type="float">
            <text:p>2582</text:p>
          </table:table-cell>
          <table:table-cell office:value-type="float" office:value="7746" calcext:value-type="float">
            <text:p>7746</text:p>
          </table:table-cell>
          <table:table-cell office:value-type="float" office:value="17585" calcext:value-type="float">
            <text:p>17585</text:p>
          </table:table-cell>
          <table:table-cell office:value-type="float" office:value="39187" calcext:value-type="float">
            <text:p>39187</text:p>
          </table:table-cell>
          <table:table-cell office:value-type="float" office:value="112133" calcext:value-type="float">
            <text:p>112133</text:p>
          </table:table-cell>
          <table:table-cell office:value-type="float" office:value="244424" calcext:value-type="float">
            <text:p>244424</text:p>
          </table:table-cell>
          <table:table-cell office:value-type="float" office:value="529195" calcext:value-type="float">
            <text:p>529195</text:p>
          </table:table-cell>
          <table:table-cell office:value-type="float" office:value="1456790" calcext:value-type="float">
            <text:p>1456790</text:p>
          </table:table-cell>
          <table:table-cell office:value-type="float" office:value="3115359" calcext:value-type="float">
            <text:p>3115359</text:p>
          </table:table-cell>
          <table:table-cell office:value-type="float" office:value="6634046" calcext:value-type="float">
            <text:p>6634046</text:p>
          </table:table-cell>
        </table:table-row>
        <table:table-row table:style-name="ro1">
          <table:table-cell office:value-type="string" calcext:value-type="string">
            <text:p>Decreasing-Ordered Data Comparisons</text:p>
          </table:table-cell>
          <table:table-cell office:value-type="float" office:value="944" calcext:value-type="float">
            <text:p>944</text:p>
          </table:table-cell>
          <table:table-cell office:value-type="float" office:value="2275" calcext:value-type="float">
            <text:p>2275</text:p>
          </table:table-cell>
          <table:table-cell office:value-type="float" office:value="7012" calcext:value-type="float">
            <text:p>7012</text:p>
          </table:table-cell>
          <table:table-cell office:value-type="float" office:value="15970" calcext:value-type="float">
            <text:p>15970</text:p>
          </table:table-cell>
          <table:table-cell office:value-type="float" office:value="35977" calcext:value-type="float">
            <text:p>35977</text:p>
          </table:table-cell>
          <table:table-cell office:value-type="float" office:value="103257" calcext:value-type="float">
            <text:p>103257</text:p>
          </table:table-cell>
          <table:table-cell office:value-type="float" office:value="226702" calcext:value-type="float">
            <text:p>226702</text:p>
          </table:table-cell>
          <table:table-cell office:value-type="float" office:value="493333" calcext:value-type="float">
            <text:p>493333</text:p>
          </table:table-cell>
          <table:table-cell office:value-type="float" office:value="1366019" calcext:value-type="float">
            <text:p>1366019</text:p>
          </table:table-cell>
          <table:table-cell office:value-type="float" office:value="2926402" calcext:value-type="float">
            <text:p>2926402</text:p>
          </table:table-cell>
          <table:table-cell office:value-type="float" office:value="6253980" calcext:value-type="float">
            <text:p>6253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1:57:13.115000000</dc:date>
    <meta:editing-duration>PT1M17S</meta:editing-duration>
    <meta:editing-cycles>1</meta:editing-cycles>
    <meta:document-statistic meta:table-count="1" meta:cell-count="60" meta:object-count="1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99cm" svg:y="2.858cm" style:legend-expansion="high" chart:style-name="ch2"/>
        <chart:plot-area chart:style-name="ch3" table:cell-range-address="hSortComp.A1:hSortComp.L5" chart:data-source-has-labels="both" svg:x="0.32cm" svg:y="0.18cm" svg:width="9.359cm" svg:height="8.64cm">
          <chartooo:coordinate-region svg:x="1.867cm" svg:y="0.18cm" svg:width="7.672cm" svg:height="7.125cm"/>
          <chart:axis chart:dimension="x" chart:name="primary-x" chart:style-name="ch4" chartooo:axis-type="auto">
            <chartooo:date-scale/>
            <chart:categories table:cell-range-address="hSortComp.B1:hSortComp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SortComp.B2:hSortComp.L2" chart:label-cell-address="hSortComp.A2:hSortComp.A2" chart:class="chart:line">
            <chart:data-point chart:repeated="11"/>
          </chart:series>
          <chart:series chart:style-name="ch7" chart:values-cell-range-address="hSortComp.B3:hSortComp.L3" chart:label-cell-address="hSortComp.A3:hSortComp.A3" chart:class="chart:line">
            <chart:data-point chart:repeated="11"/>
          </chart:series>
          <chart:series chart:style-name="ch8" chart:values-cell-range-address="hSortComp.B4:hSortComp.L4" chart:label-cell-address="hSortComp.A4:hSortComp.A4" chart:class="chart:line">
            <chart:data-point chart:repeated="11"/>
          </chart:series>
          <chart:series chart:style-name="ch9" chart:values-cell-range-address="hSortComp.B5:hSortComp.L5" chart:label-cell-address="hSortComp.A5:hSortComp.A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hSortComp.B1:hSortComp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N*lgN</text:p>
                <draw:g>
                  <svg:desc>hSortComp.A2:hSortComp.A2</svg:desc>
                </draw:g>
              </table:table-cell>
              <table:table-cell office:value-type="float" office:value="664.385618977473">
                <text:p>664.385618977473</text:p>
                <draw:g>
                  <svg:desc>hSortComp.B2:hSortComp.L2</svg:desc>
                </draw:g>
              </table:table-cell>
              <table:table-cell office:value-type="float" office:value="1528.77123795494">
                <text:p>1528.77123795494</text:p>
              </table:table-cell>
              <table:table-cell office:value-type="float" office:value="4482.89214233104">
                <text:p>4482.89214233104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21931.5685693242">
                <text:p>21931.5685693242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285754.247590989">
                <text:p>285754.247590989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3521928.09488736">
                <text:p>3521928.09488736</text:p>
              </table:table-cell>
            </table:table-row>
            <table:table-row>
              <table:table-cell office:value-type="string">
                <text:p>Randomly-Ordered Data Comparisons</text:p>
                <draw:g>
                  <svg:desc>hSortComp.A3:hSortComp.A3</svg:desc>
                </draw:g>
              </table:table-cell>
              <table:table-cell office:value-type="float" office:value="1023">
                <text:p>1023</text:p>
                <draw:g>
                  <svg:desc>hSortComp.B3:hSortComp.L3</svg:desc>
                </draw:g>
              </table:table-cell>
              <table:table-cell office:value-type="float" office:value="2429">
                <text:p>2429</text:p>
              </table:table-cell>
              <table:table-cell office:value-type="float" office:value="7377">
                <text:p>7377</text:p>
              </table:table-cell>
              <table:table-cell office:value-type="float" office:value="16871">
                <text:p>16871</text:p>
              </table:table-cell>
              <table:table-cell office:value-type="float" office:value="37666">
                <text:p>37666</text:p>
              </table:table-cell>
              <table:table-cell office:value-type="float" office:value="107619">
                <text:p>107619</text:p>
              </table:table-cell>
              <table:table-cell office:value-type="float" office:value="235309">
                <text:p>235309</text:p>
              </table:table-cell>
              <table:table-cell office:value-type="float" office:value="510879">
                <text:p>510879</text:p>
              </table:table-cell>
              <table:table-cell office:value-type="float" office:value="1410289">
                <text:p>1410289</text:p>
              </table:table-cell>
              <table:table-cell office:value-type="float" office:value="3019932">
                <text:p>3019932</text:p>
              </table:table-cell>
              <table:table-cell office:value-type="float" office:value="6439042">
                <text:p>6439042</text:p>
              </table:table-cell>
            </table:table-row>
            <table:table-row>
              <table:table-cell office:value-type="string">
                <text:p>Increasing-Ordered Data Comparisons</text:p>
                <draw:g>
                  <svg:desc>hSortComp.A4:hSortComp.A4</svg:desc>
                </draw:g>
              </table:table-cell>
              <table:table-cell office:value-type="float" office:value="1081">
                <text:p>1081</text:p>
                <draw:g>
                  <svg:desc>hSortComp.B4:hSortComp.L4</svg:desc>
                </draw:g>
              </table:table-cell>
              <table:table-cell office:value-type="float" office:value="2582">
                <text:p>2582</text:p>
              </table:table-cell>
              <table:table-cell office:value-type="float" office:value="7746">
                <text:p>7746</text:p>
              </table:table-cell>
              <table:table-cell office:value-type="float" office:value="17585">
                <text:p>17585</text:p>
              </table:table-cell>
              <table:table-cell office:value-type="float" office:value="39187">
                <text:p>39187</text:p>
              </table:table-cell>
              <table:table-cell office:value-type="float" office:value="112133">
                <text:p>112133</text:p>
              </table:table-cell>
              <table:table-cell office:value-type="float" office:value="244424">
                <text:p>244424</text:p>
              </table:table-cell>
              <table:table-cell office:value-type="float" office:value="529195">
                <text:p>529195</text:p>
              </table:table-cell>
              <table:table-cell office:value-type="float" office:value="1456790">
                <text:p>1456790</text:p>
              </table:table-cell>
              <table:table-cell office:value-type="float" office:value="3115359">
                <text:p>3115359</text:p>
              </table:table-cell>
              <table:table-cell office:value-type="float" office:value="6634046">
                <text:p>6634046</text:p>
              </table:table-cell>
            </table:table-row>
            <table:table-row>
              <table:table-cell office:value-type="string">
                <text:p>Decreasing-Ordered Data Comparisons</text:p>
                <draw:g>
                  <svg:desc>hSortComp.A5:hSortComp.A5</svg:desc>
                </draw:g>
              </table:table-cell>
              <table:table-cell office:value-type="float" office:value="944">
                <text:p>944</text:p>
                <draw:g>
                  <svg:desc>hSortComp.B5:hSortComp.L5</svg:desc>
                </draw:g>
              </table:table-cell>
              <table:table-cell office:value-type="float" office:value="2275">
                <text:p>2275</text:p>
              </table:table-cell>
              <table:table-cell office:value-type="float" office:value="7012">
                <text:p>7012</text:p>
              </table:table-cell>
              <table:table-cell office:value-type="float" office:value="15970">
                <text:p>15970</text:p>
              </table:table-cell>
              <table:table-cell office:value-type="float" office:value="35977">
                <text:p>35977</text:p>
              </table:table-cell>
              <table:table-cell office:value-type="float" office:value="103257">
                <text:p>103257</text:p>
              </table:table-cell>
              <table:table-cell office:value-type="float" office:value="226702">
                <text:p>226702</text:p>
              </table:table-cell>
              <table:table-cell office:value-type="float" office:value="493333">
                <text:p>493333</text:p>
              </table:table-cell>
              <table:table-cell office:value-type="float" office:value="1366019">
                <text:p>1366019</text:p>
              </table:table-cell>
              <table:table-cell office:value-type="float" office:value="2926402">
                <text:p>2926402</text:p>
              </table:table-cell>
              <table:table-cell office:value-type="float" office:value="6253980">
                <text:p>62539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